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927*"/>
    </style:style>
    <style:style style:name="Tableau1.B" style:family="table-column">
      <style:table-column-properties style:column-width="3.801cm" style:rel-column-width="1928*"/>
    </style:style>
    <style:style style:name="Tableau1.C" style:family="table-column">
      <style:table-column-properties style:column-width="11.4cm" style:rel-column-width="57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1.208cm" table:align="margins"/>
    </style:style>
    <style:style style:name="Tableau2.A" style:family="table-column">
      <style:table-column-properties style:column-width="3.736cm" style:rel-column-width="1891*"/>
    </style:style>
    <style:style style:name="Tableau2.B" style:family="table-column">
      <style:table-column-properties style:column-width="7.472cm" style:rel-column-width="378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542cm" table:align="margins"/>
    </style:style>
    <style:style style:name="Tableau3.A" style:family="table-column">
      <style:table-column-properties style:column-width="1.771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5" style:family="table">
      <style:table-properties style:width="7.278cm" table:align="margins"/>
    </style:style>
    <style:style style:name="Tableau5.A" style:family="table-column">
      <style:table-column-properties style:column-width="2.425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4" style:family="table">
      <style:table-properties style:width="7.278cm" table:align="margins"/>
    </style:style>
    <style:style style:name="Tableau4.A" style:family="table-column">
      <style:table-column-properties style:column-width="2.42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22" style:family="table">
      <style:table-properties style:width="11.208cm" table:align="margins"/>
    </style:style>
    <style:style style:name="Tableau22.A" style:family="table-column">
      <style:table-column-properties style:column-width="3.736cm" style:rel-column-width="1891*"/>
    </style:style>
    <style:style style:name="Tableau22.B" style:family="table-column">
      <style:table-column-properties style:column-width="7.472cm" style:rel-column-width="3782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542cm" table:align="margins"/>
    </style:style>
    <style:style style:name="Tableau23.A" style:family="table-column">
      <style:table-column-properties style:column-width="1.771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7.278cm" table:align="margins"/>
    </style:style>
    <style:style style:name="Tableau24.A" style:family="table-column">
      <style:table-column-properties style:column-width="2.425cm" style:rel-column-width="21845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C1" style:family="table-cell">
      <style:table-cell-properties fo:padding="0.097cm" fo:border="0.5pt solid #000000"/>
    </style:style>
    <style:style style:name="Tableau25" style:family="table">
      <style:table-properties style:width="7.278cm" table:align="margins"/>
    </style:style>
    <style:style style:name="Tableau25.A" style:family="table-column">
      <style:table-column-properties style:column-width="2.425cm" style:rel-column-width="21845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C1" style:family="table-cell">
      <style:table-cell-properties fo:padding="0.097cm" fo:border="0.5pt solid #000000"/>
    </style:style>
    <style:style style:name="Tableau6" style:family="table">
      <style:table-properties style:width="11.208cm" table:align="margins"/>
    </style:style>
    <style:style style:name="Tableau6.A" style:family="table-column">
      <style:table-column-properties style:column-width="3.736cm" style:rel-column-width="1891*"/>
    </style:style>
    <style:style style:name="Tableau6.B" style:family="table-column">
      <style:table-column-properties style:column-width="7.472cm" style:rel-column-width="3782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542cm" table:align="margins"/>
    </style:style>
    <style:style style:name="Tableau7.A" style:family="table-column">
      <style:table-column-properties style:column-width="1.771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7.278cm" table:align="margins"/>
    </style:style>
    <style:style style:name="Tableau8.A" style:family="table-column">
      <style:table-column-properties style:column-width="2.425cm" style:rel-column-width="21845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="0.5pt solid #000000"/>
    </style:style>
    <style:style style:name="Tableau9" style:family="table">
      <style:table-properties style:width="7.278cm" table:align="margins"/>
    </style:style>
    <style:style style:name="Tableau9.A" style:family="table-column">
      <style:table-column-properties style:column-width="2.425cm" style:rel-column-width="21845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="0.5pt solid #000000"/>
    </style:style>
    <style:style style:name="Tableau10" style:family="table">
      <style:table-properties style:width="11.208cm" table:align="margins"/>
    </style:style>
    <style:style style:name="Tableau10.A" style:family="table-column">
      <style:table-column-properties style:column-width="3.736cm" style:rel-column-width="1891*"/>
    </style:style>
    <style:style style:name="Tableau10.B" style:family="table-column">
      <style:table-column-properties style:column-width="7.472cm" style:rel-column-width="3782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542cm" table:align="margins"/>
    </style:style>
    <style:style style:name="Tableau11.A" style:family="table-column">
      <style:table-column-properties style:column-width="1.771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7.278cm" table:align="margins"/>
    </style:style>
    <style:style style:name="Tableau12.A" style:family="table-column">
      <style:table-column-properties style:column-width="2.425cm" style:rel-column-width="21845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="0.5pt solid #000000"/>
    </style:style>
    <style:style style:name="Tableau13" style:family="table">
      <style:table-properties style:width="7.278cm" table:align="margins"/>
    </style:style>
    <style:style style:name="Tableau13.A" style:family="table-column">
      <style:table-column-properties style:column-width="2.425cm" style:rel-column-width="21845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="0.5pt solid #000000"/>
    </style:style>
    <style:style style:name="Tableau14" style:family="table">
      <style:table-properties style:width="11.208cm" table:align="margins"/>
    </style:style>
    <style:style style:name="Tableau14.A" style:family="table-column">
      <style:table-column-properties style:column-width="3.736cm" style:rel-column-width="1891*"/>
    </style:style>
    <style:style style:name="Tableau14.B" style:family="table-column">
      <style:table-column-properties style:column-width="7.472cm" style:rel-column-width="3782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542cm" table:align="margins"/>
    </style:style>
    <style:style style:name="Tableau15.A" style:family="table-column">
      <style:table-column-properties style:column-width="1.771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7.278cm" table:align="margins"/>
    </style:style>
    <style:style style:name="Tableau16.A" style:family="table-column">
      <style:table-column-properties style:column-width="2.425cm" style:rel-column-width="21845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fo:padding="0.097cm" fo:border="0.5pt solid #000000"/>
    </style:style>
    <style:style style:name="Tableau17" style:family="table">
      <style:table-properties style:width="7.278cm" table:align="margins"/>
    </style:style>
    <style:style style:name="Tableau17.A" style:family="table-column">
      <style:table-column-properties style:column-width="2.425cm" style:rel-column-width="21845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C1" style:family="table-cell">
      <style:table-cell-properties fo:padding="0.097cm" fo:border="0.5pt solid #000000"/>
    </style:style>
    <style:style style:name="Tableau18" style:family="table">
      <style:table-properties style:width="11.208cm" table:align="margins"/>
    </style:style>
    <style:style style:name="Tableau18.A" style:family="table-column">
      <style:table-column-properties style:column-width="3.736cm" style:rel-column-width="1891*"/>
    </style:style>
    <style:style style:name="Tableau18.B" style:family="table-column">
      <style:table-column-properties style:column-width="7.472cm" style:rel-column-width="3782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542cm" table:align="margins"/>
    </style:style>
    <style:style style:name="Tableau19.A" style:family="table-column">
      <style:table-column-properties style:column-width="1.771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7.278cm" table:align="margins"/>
    </style:style>
    <style:style style:name="Tableau20.A" style:family="table-column">
      <style:table-column-properties style:column-width="2.425cm" style:rel-column-width="21845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fo:padding="0.097cm" fo:border="0.5pt solid #000000"/>
    </style:style>
    <style:style style:name="Tableau21" style:family="table">
      <style:table-properties style:width="7.278cm" table:align="margins"/>
    </style:style>
    <style:style style:name="Tableau21.A" style:family="table-column">
      <style:table-column-properties style:column-width="2.425cm" style:rel-column-width="21845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fo:padding="0.097cm" fo:border="0.5pt solid #000000"/>
    </style:style>
    <style:style style:name="Tableau26" style:family="table">
      <style:table-properties style:width="11.208cm" table:align="margins"/>
    </style:style>
    <style:style style:name="Tableau26.A" style:family="table-column">
      <style:table-column-properties style:column-width="3.736cm" style:rel-column-width="1891*"/>
    </style:style>
    <style:style style:name="Tableau26.B" style:family="table-column">
      <style:table-column-properties style:column-width="7.472cm" style:rel-column-width="3782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3.542cm" table:align="margins"/>
    </style:style>
    <style:style style:name="Tableau27.A" style:family="table-column">
      <style:table-column-properties style:column-width="1.771cm" style:rel-column-width="32767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7.278cm" table:align="margins"/>
    </style:style>
    <style:style style:name="Tableau28.A" style:family="table-column">
      <style:table-column-properties style:column-width="2.425cm" style:rel-column-width="21845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C1" style:family="table-cell">
      <style:table-cell-properties fo:padding="0.097cm" fo:border="0.5pt solid #000000"/>
    </style:style>
    <style:style style:name="Tableau29" style:family="table">
      <style:table-properties style:width="7.278cm" table:align="margins"/>
    </style:style>
    <style:style style:name="Tableau29.A" style:family="table-column">
      <style:table-column-properties style:column-width="2.425cm" style:rel-column-width="21845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C1" style:family="table-cell">
      <style:table-cell-properties fo:padding="0.097cm" fo:border="0.5pt solid #000000"/>
    </style:style>
    <style:style style:name="Tableau2" style:family="table">
      <style:table-properties style:width="11.208cm" table:align="margins"/>
    </style:style>
    <style:style style:name="Tableau2.A" style:family="table-column">
      <style:table-column-properties style:column-width="3.736cm" style:rel-column-width="1891*"/>
    </style:style>
    <style:style style:name="Tableau2.B" style:family="table-column">
      <style:table-column-properties style:column-width="7.472cm" style:rel-column-width="378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542cm" table:align="margins"/>
    </style:style>
    <style:style style:name="Tableau3.A" style:family="table-column">
      <style:table-column-properties style:column-width="1.771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5" style:family="table">
      <style:table-properties style:width="7.278cm" table:align="margins"/>
    </style:style>
    <style:style style:name="Tableau5.A" style:family="table-column">
      <style:table-column-properties style:column-width="2.425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4" style:family="table">
      <style:table-properties style:width="7.278cm" table:align="margins"/>
    </style:style>
    <style:style style:name="Tableau4.A" style:family="table-column">
      <style:table-column-properties style:column-width="2.42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3" style:family="table">
      <style:table-properties style:width="3.542cm" table:align="margins"/>
    </style:style>
    <style:style style:name="Tableau3.A" style:family="table-column">
      <style:table-column-properties style:column-width="1.771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7.278cm" table:align="margins"/>
    </style:style>
    <style:style style:name="Tableau4.A" style:family="table-column">
      <style:table-column-properties style:column-width="2.425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5" style:family="table">
      <style:table-properties style:width="7.278cm" table:align="margins"/>
    </style:style>
    <style:style style:name="Tableau5.A" style:family="table-column">
      <style:table-column-properties style:column-width="2.425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22" style:family="table">
      <style:table-properties style:width="11.208cm" table:align="margins"/>
    </style:style>
    <style:style style:name="Tableau22.A" style:family="table-column">
      <style:table-column-properties style:column-width="3.736cm" style:rel-column-width="1891*"/>
    </style:style>
    <style:style style:name="Tableau22.B" style:family="table-column">
      <style:table-column-properties style:column-width="7.472cm" style:rel-column-width="3782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542cm" table:align="margins"/>
    </style:style>
    <style:style style:name="Tableau23.A" style:family="table-column">
      <style:table-column-properties style:column-width="1.771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7.278cm" table:align="margins"/>
    </style:style>
    <style:style style:name="Tableau24.A" style:family="table-column">
      <style:table-column-properties style:column-width="2.425cm" style:rel-column-width="21845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C1" style:family="table-cell">
      <style:table-cell-properties fo:padding="0.097cm" fo:border="0.5pt solid #000000"/>
    </style:style>
    <style:style style:name="Tableau25" style:family="table">
      <style:table-properties style:width="7.278cm" table:align="margins"/>
    </style:style>
    <style:style style:name="Tableau25.A" style:family="table-column">
      <style:table-column-properties style:column-width="2.425cm" style:rel-column-width="21845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C1" style:family="table-cell">
      <style:table-cell-properties fo:padding="0.097cm" fo:border="0.5pt solid #000000"/>
    </style:style>
    <style:style style:name="Tableau23" style:family="table">
      <style:table-properties style:width="3.542cm" table:align="margins"/>
    </style:style>
    <style:style style:name="Tableau23.A" style:family="table-column">
      <style:table-column-properties style:column-width="1.771cm" style:rel-column-width="32767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7.278cm" table:align="margins"/>
    </style:style>
    <style:style style:name="Tableau24.A" style:family="table-column">
      <style:table-column-properties style:column-width="2.425cm" style:rel-column-width="21845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C1" style:family="table-cell">
      <style:table-cell-properties fo:padding="0.097cm" fo:border="0.5pt solid #000000"/>
    </style:style>
    <style:style style:name="Tableau25" style:family="table">
      <style:table-properties style:width="7.278cm" table:align="margins"/>
    </style:style>
    <style:style style:name="Tableau25.A" style:family="table-column">
      <style:table-column-properties style:column-width="2.425cm" style:rel-column-width="21845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C1" style:family="table-cell">
      <style:table-cell-properties fo:padding="0.097cm" fo:border="0.5pt solid #000000"/>
    </style:style>
    <style:style style:name="Tableau6" style:family="table">
      <style:table-properties style:width="11.208cm" table:align="margins"/>
    </style:style>
    <style:style style:name="Tableau6.A" style:family="table-column">
      <style:table-column-properties style:column-width="3.736cm" style:rel-column-width="1891*"/>
    </style:style>
    <style:style style:name="Tableau6.B" style:family="table-column">
      <style:table-column-properties style:column-width="7.472cm" style:rel-column-width="3782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542cm" table:align="margins"/>
    </style:style>
    <style:style style:name="Tableau7.A" style:family="table-column">
      <style:table-column-properties style:column-width="1.771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7.278cm" table:align="margins"/>
    </style:style>
    <style:style style:name="Tableau8.A" style:family="table-column">
      <style:table-column-properties style:column-width="2.425cm" style:rel-column-width="21845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="0.5pt solid #000000"/>
    </style:style>
    <style:style style:name="Tableau9" style:family="table">
      <style:table-properties style:width="7.278cm" table:align="margins"/>
    </style:style>
    <style:style style:name="Tableau9.A" style:family="table-column">
      <style:table-column-properties style:column-width="2.425cm" style:rel-column-width="21845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="0.5pt solid #000000"/>
    </style:style>
    <style:style style:name="Tableau7" style:family="table">
      <style:table-properties style:width="3.542cm" table:align="margins"/>
    </style:style>
    <style:style style:name="Tableau7.A" style:family="table-column">
      <style:table-column-properties style:column-width="1.771cm" style:rel-column-width="32767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7.278cm" table:align="margins"/>
    </style:style>
    <style:style style:name="Tableau8.A" style:family="table-column">
      <style:table-column-properties style:column-width="2.425cm" style:rel-column-width="21845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C1" style:family="table-cell">
      <style:table-cell-properties fo:padding="0.097cm" fo:border="0.5pt solid #000000"/>
    </style:style>
    <style:style style:name="Tableau9" style:family="table">
      <style:table-properties style:width="7.278cm" table:align="margins"/>
    </style:style>
    <style:style style:name="Tableau9.A" style:family="table-column">
      <style:table-column-properties style:column-width="2.425cm" style:rel-column-width="21845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C1" style:family="table-cell">
      <style:table-cell-properties fo:padding="0.097cm" fo:border="0.5pt solid #000000"/>
    </style:style>
    <style:style style:name="Tableau10" style:family="table">
      <style:table-properties style:width="11.208cm" table:align="margins"/>
    </style:style>
    <style:style style:name="Tableau10.A" style:family="table-column">
      <style:table-column-properties style:column-width="3.736cm" style:rel-column-width="1891*"/>
    </style:style>
    <style:style style:name="Tableau10.B" style:family="table-column">
      <style:table-column-properties style:column-width="7.472cm" style:rel-column-width="3782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542cm" table:align="margins"/>
    </style:style>
    <style:style style:name="Tableau11.A" style:family="table-column">
      <style:table-column-properties style:column-width="1.771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7.278cm" table:align="margins"/>
    </style:style>
    <style:style style:name="Tableau12.A" style:family="table-column">
      <style:table-column-properties style:column-width="2.425cm" style:rel-column-width="21845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="0.5pt solid #000000"/>
    </style:style>
    <style:style style:name="Tableau13" style:family="table">
      <style:table-properties style:width="7.278cm" table:align="margins"/>
    </style:style>
    <style:style style:name="Tableau13.A" style:family="table-column">
      <style:table-column-properties style:column-width="2.425cm" style:rel-column-width="21845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="0.5pt solid #000000"/>
    </style:style>
    <style:style style:name="Tableau11" style:family="table">
      <style:table-properties style:width="3.542cm" table:align="margins"/>
    </style:style>
    <style:style style:name="Tableau11.A" style:family="table-column">
      <style:table-column-properties style:column-width="1.771cm" style:rel-column-width="32767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7.278cm" table:align="margins"/>
    </style:style>
    <style:style style:name="Tableau12.A" style:family="table-column">
      <style:table-column-properties style:column-width="2.425cm" style:rel-column-width="21845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C1" style:family="table-cell">
      <style:table-cell-properties fo:padding="0.097cm" fo:border="0.5pt solid #000000"/>
    </style:style>
    <style:style style:name="Tableau13" style:family="table">
      <style:table-properties style:width="7.278cm" table:align="margins"/>
    </style:style>
    <style:style style:name="Tableau13.A" style:family="table-column">
      <style:table-column-properties style:column-width="2.425cm" style:rel-column-width="21845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="0.5pt solid #000000"/>
    </style:style>
    <style:style style:name="Tableau14" style:family="table">
      <style:table-properties style:width="11.208cm" table:align="margins"/>
    </style:style>
    <style:style style:name="Tableau14.A" style:family="table-column">
      <style:table-column-properties style:column-width="3.736cm" style:rel-column-width="1891*"/>
    </style:style>
    <style:style style:name="Tableau14.B" style:family="table-column">
      <style:table-column-properties style:column-width="7.472cm" style:rel-column-width="3782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542cm" table:align="margins"/>
    </style:style>
    <style:style style:name="Tableau15.A" style:family="table-column">
      <style:table-column-properties style:column-width="1.771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7.278cm" table:align="margins"/>
    </style:style>
    <style:style style:name="Tableau16.A" style:family="table-column">
      <style:table-column-properties style:column-width="2.425cm" style:rel-column-width="21845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fo:padding="0.097cm" fo:border="0.5pt solid #000000"/>
    </style:style>
    <style:style style:name="Tableau17" style:family="table">
      <style:table-properties style:width="7.278cm" table:align="margins"/>
    </style:style>
    <style:style style:name="Tableau17.A" style:family="table-column">
      <style:table-column-properties style:column-width="2.425cm" style:rel-column-width="21845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C1" style:family="table-cell">
      <style:table-cell-properties fo:padding="0.097cm" fo:border="0.5pt solid #000000"/>
    </style:style>
    <style:style style:name="Tableau15" style:family="table">
      <style:table-properties style:width="3.542cm" table:align="margins"/>
    </style:style>
    <style:style style:name="Tableau15.A" style:family="table-column">
      <style:table-column-properties style:column-width="1.771cm" style:rel-column-width="32767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7.278cm" table:align="margins"/>
    </style:style>
    <style:style style:name="Tableau16.A" style:family="table-column">
      <style:table-column-properties style:column-width="2.425cm" style:rel-column-width="21845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fo:padding="0.097cm" fo:border="0.5pt solid #000000"/>
    </style:style>
    <style:style style:name="Tableau17" style:family="table">
      <style:table-properties style:width="7.278cm" table:align="margins"/>
    </style:style>
    <style:style style:name="Tableau17.A" style:family="table-column">
      <style:table-column-properties style:column-width="2.425cm" style:rel-column-width="21845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C1" style:family="table-cell">
      <style:table-cell-properties fo:padding="0.097cm" fo:border="0.5pt solid #000000"/>
    </style:style>
    <style:style style:name="Tableau18" style:family="table">
      <style:table-properties style:width="11.208cm" table:align="margins"/>
    </style:style>
    <style:style style:name="Tableau18.A" style:family="table-column">
      <style:table-column-properties style:column-width="3.736cm" style:rel-column-width="1891*"/>
    </style:style>
    <style:style style:name="Tableau18.B" style:family="table-column">
      <style:table-column-properties style:column-width="7.472cm" style:rel-column-width="3782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542cm" table:align="margins"/>
    </style:style>
    <style:style style:name="Tableau19.A" style:family="table-column">
      <style:table-column-properties style:column-width="1.771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7.278cm" table:align="margins"/>
    </style:style>
    <style:style style:name="Tableau20.A" style:family="table-column">
      <style:table-column-properties style:column-width="2.425cm" style:rel-column-width="21845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fo:padding="0.097cm" fo:border="0.5pt solid #000000"/>
    </style:style>
    <style:style style:name="Tableau21" style:family="table">
      <style:table-properties style:width="7.278cm" table:align="margins"/>
    </style:style>
    <style:style style:name="Tableau21.A" style:family="table-column">
      <style:table-column-properties style:column-width="2.425cm" style:rel-column-width="21845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fo:padding="0.097cm" fo:border="0.5pt solid #000000"/>
    </style:style>
    <style:style style:name="Tableau19" style:family="table">
      <style:table-properties style:width="3.542cm" table:align="margins"/>
    </style:style>
    <style:style style:name="Tableau19.A" style:family="table-column">
      <style:table-column-properties style:column-width="1.771cm" style:rel-column-width="32767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7.278cm" table:align="margins"/>
    </style:style>
    <style:style style:name="Tableau20.A" style:family="table-column">
      <style:table-column-properties style:column-width="2.425cm" style:rel-column-width="21845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fo:padding="0.097cm" fo:border="0.5pt solid #000000"/>
    </style:style>
    <style:style style:name="Tableau21" style:family="table">
      <style:table-properties style:width="7.278cm" table:align="margins"/>
    </style:style>
    <style:style style:name="Tableau21.A" style:family="table-column">
      <style:table-column-properties style:column-width="2.425cm" style:rel-column-width="21845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C1" style:family="table-cell">
      <style:table-cell-properties fo:padding="0.097cm" fo:border="0.5pt solid #000000"/>
    </style:style>
    <style:style style:name="Tableau26" style:family="table">
      <style:table-properties style:width="11.208cm" table:align="margins"/>
    </style:style>
    <style:style style:name="Tableau26.A" style:family="table-column">
      <style:table-column-properties style:column-width="3.736cm" style:rel-column-width="1891*"/>
    </style:style>
    <style:style style:name="Tableau26.B" style:family="table-column">
      <style:table-column-properties style:column-width="7.472cm" style:rel-column-width="3782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3.542cm" table:align="margins"/>
    </style:style>
    <style:style style:name="Tableau27.A" style:family="table-column">
      <style:table-column-properties style:column-width="1.771cm" style:rel-column-width="32767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7.278cm" table:align="margins"/>
    </style:style>
    <style:style style:name="Tableau28.A" style:family="table-column">
      <style:table-column-properties style:column-width="2.425cm" style:rel-column-width="21845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C1" style:family="table-cell">
      <style:table-cell-properties fo:padding="0.097cm" fo:border="0.5pt solid #000000"/>
    </style:style>
    <style:style style:name="Tableau29" style:family="table">
      <style:table-properties style:width="7.278cm" table:align="margins"/>
    </style:style>
    <style:style style:name="Tableau29.A" style:family="table-column">
      <style:table-column-properties style:column-width="2.425cm" style:rel-column-width="21845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C1" style:family="table-cell">
      <style:table-cell-properties fo:padding="0.097cm" fo:border="0.5pt solid #000000"/>
    </style:style>
    <style:style style:name="Tableau27" style:family="table">
      <style:table-properties style:width="3.542cm" table:align="margins"/>
    </style:style>
    <style:style style:name="Tableau27.A" style:family="table-column">
      <style:table-column-properties style:column-width="1.771cm" style:rel-column-width="32767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7.278cm" table:align="margins"/>
    </style:style>
    <style:style style:name="Tableau28.A" style:family="table-column">
      <style:table-column-properties style:column-width="2.425cm" style:rel-column-width="21845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C1" style:family="table-cell">
      <style:table-cell-properties fo:padding="0.097cm" fo:border="0.5pt solid #000000"/>
    </style:style>
    <style:style style:name="Tableau29" style:family="table">
      <style:table-properties style:width="7.278cm" table:align="margins"/>
    </style:style>
    <style:style style:name="Tableau29.A" style:family="table-column">
      <style:table-column-properties style:column-width="2.425cm" style:rel-column-width="21845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C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04c0b3" officeooo:paragraph-rsid="0004c0b3"/>
    </style:style>
    <style:style style:name="P3" style:family="paragraph" style:parent-style-name="Table_20_Contents">
      <style:text-properties style:font-name="Liberation Sans" officeooo:rsid="00058aa0" officeooo:paragraph-rsid="00058aa0"/>
    </style:style>
    <style:style style:name="P4" style:family="paragraph" style:parent-style-name="Table_20_Contents">
      <style:text-properties style:font-name="Liberation Sans" officeooo:rsid="00068997" officeooo:paragraph-rsid="00068997"/>
    </style:style>
    <style:style style:name="P5" style:family="paragraph" style:parent-style-name="Table_20_Contents">
      <style:text-properties style:font-name="Liberation Sans" officeooo:rsid="00072231" officeooo:paragraph-rsid="00072231"/>
    </style:style>
    <style:style style:name="P6" style:family="paragraph" style:parent-style-name="Table_20_Contents">
      <style:text-properties style:font-name="Liberation Sans" officeooo:rsid="0008f769" officeooo:paragraph-rsid="0008f769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04c0b3" officeooo:paragraph-rsid="0004c0b3"/>
    </style:style>
    <style:style style:name="T1" style:family="text">
      <style:text-properties officeooo:rsid="00068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énom</text:p>
          </table:table-cell>
          <table:table-cell table:style-name="Tableau1.C1" office:value-type="string">
            <text:p text:style-name="P2">Ce que je peux apporter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7">Boisson</text:p>
                  <text:p text:style-name="P2"/>
                  <table:table table:name="Tableau3" table:style-name="Tableau3">
                    <table:table-column table:style-name="Tableau3.A" table:number-columns-repeated="2"/>
                    <table:table-row>
                      <table:table-cell table:style-name="Tableau3.A1" office:value-type="string">
                        <text:p text:style-name="P3">Café</text:p>
                      </table:table-cell>
                      <table:table-cell table:style-name="Tableau3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2.B1" office:value-type="string">
                  <text:p text:style-name="P7">Nourriture</text:p>
                  <text:p text:style-name="P3">Gateau<text:span text:style-name="T1">(x) :</text:span></text:p>
                  <table:table table:name="Tableau5" table:style-name="Tableau5">
                    <table:table-column table:style-name="Tableau5.A" table:number-columns-repeated="3"/>
                    <table:table-row>
                      <table:table-cell table:style-name="Tableau5.A1" office:value-type="string">
                        <text:p text:style-name="P4">chocolat</text:p>
                      </table:table-cell>
                      <table:table-cell table:style-name="Tableau5.A1" office:value-type="string">
                        <text:p text:style-name="P5">yaourt</text:p>
                      </table:table-cell>
                      <table:table-cell table:style-name="Tableau5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4" table:style-name="Tableau4">
                    <table:table-column table:style-name="Tableau4.A" table:number-columns-repeated="3"/>
                    <table:table-row>
                      <table:table-cell table:style-name="Tableau4.A1" office:value-type="string">
                        <text:p text:style-name="P4">10 crêpes</text:p>
                      </table:table-cell>
                      <table:table-cell table:style-name="Tableau4.A1" office:value-type="string">
                        <text:p text:style-name="P4">20 crêpes</text:p>
                      </table:table-cell>
                      <table:table-cell table:style-name="Tableau4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22" table:style-name="Tableau22">
              <table:table-column table:style-name="Tableau22.A"/>
              <table:table-column table:style-name="Tableau22.B"/>
              <table:table-row>
                <table:table-cell table:style-name="Tableau22.A1" office:value-type="string">
                  <text:p text:style-name="P7">Boisson</text:p>
                  <text:p text:style-name="P2"/>
                  <table:table table:name="Tableau23" table:style-name="Tableau23">
                    <table:table-column table:style-name="Tableau23.A" table:number-columns-repeated="2"/>
                    <table:table-row>
                      <table:table-cell table:style-name="Tableau23.A1" office:value-type="string">
                        <text:p text:style-name="P3">Café</text:p>
                      </table:table-cell>
                      <table:table-cell table:style-name="Tableau23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22.B1" office:value-type="string">
                  <text:p text:style-name="P7">Nourriture</text:p>
                  <text:p text:style-name="P3">Gateau<text:span text:style-name="T1">(x) :</text:span></text:p>
                  <table:table table:name="Tableau24" table:style-name="Tableau24">
                    <table:table-column table:style-name="Tableau24.A" table:number-columns-repeated="3"/>
                    <table:table-row>
                      <table:table-cell table:style-name="Tableau24.A1" office:value-type="string">
                        <text:p text:style-name="P4">chocolat</text:p>
                      </table:table-cell>
                      <table:table-cell table:style-name="Tableau24.A1" office:value-type="string">
                        <text:p text:style-name="P5">yaourt</text:p>
                      </table:table-cell>
                      <table:table-cell table:style-name="Tableau24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25" table:style-name="Tableau25">
                    <table:table-column table:style-name="Tableau25.A" table:number-columns-repeated="3"/>
                    <table:table-row>
                      <table:table-cell table:style-name="Tableau25.A1" office:value-type="string">
                        <text:p text:style-name="P4">10 crêpes</text:p>
                      </table:table-cell>
                      <table:table-cell table:style-name="Tableau25.A1" office:value-type="string">
                        <text:p text:style-name="P4">20 crêpes</text:p>
                      </table:table-cell>
                      <table:table-cell table:style-name="Tableau25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7">Boisson</text:p>
                  <text:p text:style-name="P2"/>
                  <table:table table:name="Tableau7" table:style-name="Tableau7">
                    <table:table-column table:style-name="Tableau7.A" table:number-columns-repeated="2"/>
                    <table:table-row>
                      <table:table-cell table:style-name="Tableau7.A1" office:value-type="string">
                        <text:p text:style-name="P3">Café</text:p>
                      </table:table-cell>
                      <table:table-cell table:style-name="Tableau7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6.B1" office:value-type="string">
                  <text:p text:style-name="P7">Nourriture</text:p>
                  <text:p text:style-name="P3">Gateau<text:span text:style-name="T1">(x) :</text:span></text:p>
                  <table:table table:name="Tableau8" table:style-name="Tableau8">
                    <table:table-column table:style-name="Tableau8.A" table:number-columns-repeated="3"/>
                    <table:table-row>
                      <table:table-cell table:style-name="Tableau8.A1" office:value-type="string">
                        <text:p text:style-name="P4">chocolat</text:p>
                      </table:table-cell>
                      <table:table-cell table:style-name="Tableau8.A1" office:value-type="string">
                        <text:p text:style-name="P5">yaourt</text:p>
                      </table:table-cell>
                      <table:table-cell table:style-name="Tableau8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9" table:style-name="Tableau9">
                    <table:table-column table:style-name="Tableau9.A" table:number-columns-repeated="3"/>
                    <table:table-row>
                      <table:table-cell table:style-name="Tableau9.A1" office:value-type="string">
                        <text:p text:style-name="P4">10 crêpes</text:p>
                      </table:table-cell>
                      <table:table-cell table:style-name="Tableau9.A1" office:value-type="string">
                        <text:p text:style-name="P4">20 crêpes</text:p>
                      </table:table-cell>
                      <table:table-cell table:style-name="Tableau9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7">Boisson</text:p>
                  <text:p text:style-name="P2"/>
                  <table:table table:name="Tableau11" table:style-name="Tableau11">
                    <table:table-column table:style-name="Tableau11.A" table:number-columns-repeated="2"/>
                    <table:table-row>
                      <table:table-cell table:style-name="Tableau11.A1" office:value-type="string">
                        <text:p text:style-name="P3">Café</text:p>
                      </table:table-cell>
                      <table:table-cell table:style-name="Tableau11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10.B1" office:value-type="string">
                  <text:p text:style-name="P7">Nourriture</text:p>
                  <text:p text:style-name="P3">Gateau<text:span text:style-name="T1">(x) :</text:span></text:p>
                  <table:table table:name="Tableau12" table:style-name="Tableau12">
                    <table:table-column table:style-name="Tableau12.A" table:number-columns-repeated="3"/>
                    <table:table-row>
                      <table:table-cell table:style-name="Tableau12.A1" office:value-type="string">
                        <text:p text:style-name="P4">chocolat</text:p>
                      </table:table-cell>
                      <table:table-cell table:style-name="Tableau12.A1" office:value-type="string">
                        <text:p text:style-name="P5">yaourt</text:p>
                      </table:table-cell>
                      <table:table-cell table:style-name="Tableau12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13" table:style-name="Tableau13">
                    <table:table-column table:style-name="Tableau13.A" table:number-columns-repeated="3"/>
                    <table:table-row>
                      <table:table-cell table:style-name="Tableau13.A1" office:value-type="string">
                        <text:p text:style-name="P4">10 crêpes</text:p>
                      </table:table-cell>
                      <table:table-cell table:style-name="Tableau13.A1" office:value-type="string">
                        <text:p text:style-name="P4">20 crêpes</text:p>
                      </table:table-cell>
                      <table:table-cell table:style-name="Tableau13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7">Boisson</text:p>
                  <text:p text:style-name="P2"/>
                  <table:table table:name="Tableau15" table:style-name="Tableau15">
                    <table:table-column table:style-name="Tableau15.A" table:number-columns-repeated="2"/>
                    <table:table-row>
                      <table:table-cell table:style-name="Tableau15.A1" office:value-type="string">
                        <text:p text:style-name="P3">Café</text:p>
                      </table:table-cell>
                      <table:table-cell table:style-name="Tableau15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14.B1" office:value-type="string">
                  <text:p text:style-name="P7">Nourriture</text:p>
                  <text:p text:style-name="P3">Gateau<text:span text:style-name="T1">(x) :</text:span></text:p>
                  <table:table table:name="Tableau16" table:style-name="Tableau16">
                    <table:table-column table:style-name="Tableau16.A" table:number-columns-repeated="3"/>
                    <table:table-row>
                      <table:table-cell table:style-name="Tableau16.A1" office:value-type="string">
                        <text:p text:style-name="P4">chocolat</text:p>
                      </table:table-cell>
                      <table:table-cell table:style-name="Tableau16.A1" office:value-type="string">
                        <text:p text:style-name="P5">yaourt</text:p>
                      </table:table-cell>
                      <table:table-cell table:style-name="Tableau16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17" table:style-name="Tableau17">
                    <table:table-column table:style-name="Tableau17.A" table:number-columns-repeated="3"/>
                    <table:table-row>
                      <table:table-cell table:style-name="Tableau17.A1" office:value-type="string">
                        <text:p text:style-name="P4">10 crêpes</text:p>
                      </table:table-cell>
                      <table:table-cell table:style-name="Tableau17.A1" office:value-type="string">
                        <text:p text:style-name="P4">20 crêpes</text:p>
                      </table:table-cell>
                      <table:table-cell table:style-name="Tableau17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7">Boisson</text:p>
                  <text:p text:style-name="P2"/>
                  <table:table table:name="Tableau19" table:style-name="Tableau19">
                    <table:table-column table:style-name="Tableau19.A" table:number-columns-repeated="2"/>
                    <table:table-row>
                      <table:table-cell table:style-name="Tableau19.A1" office:value-type="string">
                        <text:p text:style-name="P3">Café</text:p>
                      </table:table-cell>
                      <table:table-cell table:style-name="Tableau19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18.B1" office:value-type="string">
                  <text:p text:style-name="P7">Nourriture</text:p>
                  <text:p text:style-name="P3">Gateau<text:span text:style-name="T1">(x) :</text:span></text:p>
                  <table:table table:name="Tableau20" table:style-name="Tableau20">
                    <table:table-column table:style-name="Tableau20.A" table:number-columns-repeated="3"/>
                    <table:table-row>
                      <table:table-cell table:style-name="Tableau20.A1" office:value-type="string">
                        <text:p text:style-name="P4">chocolat</text:p>
                      </table:table-cell>
                      <table:table-cell table:style-name="Tableau20.A1" office:value-type="string">
                        <text:p text:style-name="P5">yaourt</text:p>
                      </table:table-cell>
                      <table:table-cell table:style-name="Tableau20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21" table:style-name="Tableau21">
                    <table:table-column table:style-name="Tableau21.A" table:number-columns-repeated="3"/>
                    <table:table-row>
                      <table:table-cell table:style-name="Tableau21.A1" office:value-type="string">
                        <text:p text:style-name="P4">10 crêpes</text:p>
                      </table:table-cell>
                      <table:table-cell table:style-name="Tableau21.A1" office:value-type="string">
                        <text:p text:style-name="P4">20 crêpes</text:p>
                      </table:table-cell>
                      <table:table-cell table:style-name="Tableau21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7">Boisson</text:p>
                  <text:p text:style-name="P2"/>
                  <table:table table:name="Tableau27" table:style-name="Tableau27">
                    <table:table-column table:style-name="Tableau27.A" table:number-columns-repeated="2"/>
                    <table:table-row>
                      <table:table-cell table:style-name="Tableau27.A1" office:value-type="string">
                        <text:p text:style-name="P3">Café</text:p>
                      </table:table-cell>
                      <table:table-cell table:style-name="Tableau27.B1" office:value-type="string">
                        <text:p text:style-name="P3">Thé</text:p>
                      </table:table-cell>
                    </table:table-row>
                  </table:table>
                  <text:p text:style-name="P2"/>
                  <text:p text:style-name="P6">dans un thermos</text:p>
                </table:table-cell>
                <table:table-cell table:style-name="Tableau26.B1" office:value-type="string">
                  <text:p text:style-name="P7">Nourriture</text:p>
                  <text:p text:style-name="P3">Gateau<text:span text:style-name="T1">(x) :</text:span></text:p>
                  <table:table table:name="Tableau28" table:style-name="Tableau28">
                    <table:table-column table:style-name="Tableau28.A" table:number-columns-repeated="3"/>
                    <table:table-row>
                      <table:table-cell table:style-name="Tableau28.A1" office:value-type="string">
                        <text:p text:style-name="P4">chocolat</text:p>
                      </table:table-cell>
                      <table:table-cell table:style-name="Tableau28.A1" office:value-type="string">
                        <text:p text:style-name="P5">yaourt</text:p>
                      </table:table-cell>
                      <table:table-cell table:style-name="Tableau28.C1" office:value-type="string">
                        <text:p text:style-name="P5">Tarte aux pommes</text:p>
                      </table:table-cell>
                    </table:table-row>
                  </table:table>
                  <text:p text:style-name="P3">Crêpes : </text:p>
                  <table:table table:name="Tableau29" table:style-name="Tableau29">
                    <table:table-column table:style-name="Tableau29.A" table:number-columns-repeated="3"/>
                    <table:table-row>
                      <table:table-cell table:style-name="Tableau29.A1" office:value-type="string">
                        <text:p text:style-name="P4">10 crêpes</text:p>
                      </table:table-cell>
                      <table:table-cell table:style-name="Tableau29.A1" office:value-type="string">
                        <text:p text:style-name="P4">20 crêpes</text:p>
                      </table:table-cell>
                      <table:table-cell table:style-name="Tableau29.C1" office:value-type="string">
                        <text:p text:style-name="P4">30 crêpes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ext:p text:style-name="P2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5:47:41.563000000</meta:creation-date>
    <dc:date>2024-12-05T16:17:07.934000000</dc:date>
    <meta:editing-duration>PT29M25S</meta:editing-duration>
    <meta:editing-cycles>7</meta:editing-cycles>
    <meta:generator>LibreOffice/7.4.3.2$Windows_X86_64 LibreOffice_project/1048a8393ae2eeec98dff31b5c133c5f1d08b890</meta:generator>
    <meta:document-statistic meta:table-count="29" meta:image-count="0" meta:object-count="0" meta:page-count="2" meta:paragraph-count="94" meta:word-count="161" meta:character-count="844" meta:non-whitespace-character-count="770"/>
  </office:meta>
</office:document-meta>
</file>